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171A00000C540AFFCF74CD044D8B.png" manifest:media-type="image/png"/>
  <manifest:file-entry manifest:full-path="Pictures/10000000000014A700000B67306C9D48C988E02B.png" manifest:media-type="image/png"/>
  <manifest:file-entry manifest:full-path="Pictures/100000000000042B000002CB00C0205264514740.jpg" manifest:media-type="image/jpeg"/>
  <manifest:file-entry manifest:full-path="Pictures/100000000000043300000297377756DBB8AF029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99cm, 2.248cm, 6.688cm, 24.37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cm, 2.201cm, 6.223cm, 24.23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draw:stroke="dash" draw:stroke-dash="_32__20_Dots_20_1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0.469cm, 54.751cm, 43.428cm, 69.929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2.361cm, 67.098cm, 47.902cm, 74.19cm)" draw:image-opacity="100%" style:mirror="none"/>
    </style:style>
    <style:style style:name="P1" style:family="paragraph">
      <style:text-properties fo:font-size="32pt"/>
    </style:style>
    <style:style style:name="P2" style:family="paragraph">
      <loext:graphic-properties draw:fill="none"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ffffff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ffffff" fo:font-size="12pt" fo:font-weight="bold" style:font-size-asian="12pt" style:font-size-complex="12pt"/>
    </style:style>
    <style:style style:name="P7" style:family="paragraph">
      <loext:graphic-properties draw:fill="none" draw:fill-color="#ffffff"/>
      <style:text-properties fo:color="#ffffff" fo:font-size="12pt" fo:font-weight="bold" style:font-size-asian="12pt" style:font-size-complex="1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4cm" svg:height="1.8cm" svg:x="1.2cm" svg:y="1cm">
          <draw:text-box>
            <text:p text:style-name="P1">A</text:p>
          </draw:text-box>
        </draw:frame>
        <draw:frame draw:style-name="gr2" draw:text-style-name="P3" draw:layer="layout" svg:width="7.93cm" svg:height="8.63cm" svg:x="12.07cm" svg:y="3.87cm">
          <draw:image xlink:href="Pictures/100000000000043300000297377756DBB8AF0294.jpg" xlink:type="simple" xlink:show="embed" xlink:actuate="onLoad">
            <text:p/>
          </draw:image>
        </draw:frame>
        <draw:frame draw:style-name="gr3" draw:text-style-name="P3" draw:layer="layout" svg:width="7.934cm" svg:height="8.5cm" svg:x="2.366cm" svg:y="3.9cm">
          <draw:image xlink:href="Pictures/100000000000042B000002CB00C0205264514740.jpg" xlink:type="simple" xlink:show="embed" xlink:actuate="onLoad">
            <text:p/>
          </draw:image>
        </draw:frame>
        <draw:frame draw:style-name="gr4" draw:text-style-name="P5" draw:layer="layout" svg:width="2cm" svg:height="0.9cm" svg:x="2.3cm" svg:y="4cm">
          <draw:text-box>
            <text:p text:style-name="P4"><text:span text:style-name="T1">Pcp2</text:span></text:p>
          </draw:text-box>
        </draw:frame>
        <draw:frame draw:style-name="gr1" draw:text-style-name="P2" draw:layer="layout" svg:width="1.4cm" svg:height="1.8cm" svg:x="1.2cm" svg:y="1cm">
          <draw:text-box>
            <text:p text:style-name="P1">A</text:p>
          </draw:text-box>
        </draw:frame>
        <draw:frame draw:style-name="gr4" draw:text-style-name="P7" draw:layer="layout" svg:width="2cm" svg:height="0.9cm" svg:x="12.2cm" svg:y="3.97cm">
          <draw:text-box>
            <text:p text:style-name="P6"><text:span text:style-name="T2">Casq2</text:span></text:p>
          </draw:text-box>
        </draw:frame>
        <draw:frame draw:style-name="gr4" draw:text-style-name="P9" draw:layer="layout" svg:width="4.3cm" svg:height="0.9cm" svg:x="3.4cm" svg:y="2.35cm">
          <draw:text-box>
            <text:p text:style-name="P8"><text:span text:style-name="T3">Known marker</text:span></text:p>
          </draw:text-box>
        </draw:frame>
        <draw:frame draw:style-name="gr4" draw:text-style-name="P9" draw:layer="layout" svg:width="4.3cm" svg:height="0.9cm" svg:x="14.1cm" svg:y="2.35cm">
          <draw:text-box>
            <text:p text:style-name="P8"><text:span text:style-name="T3">New marker</text:span></text:p>
          </draw:text-box>
        </draw:frame>
        <draw:frame draw:style-name="gr1" draw:text-style-name="P2" draw:layer="layout" svg:width="1.4cm" svg:height="1.8cm" svg:x="1.2cm" svg:y="13.5cm">
          <draw:text-box>
            <text:p text:style-name="P1">B</text:p>
          </draw:text-box>
        </draw:frame>
        <draw:line draw:style-name="gr5" draw:text-style-name="P3" draw:layer="layout" svg:x1="11.2cm" svg:y1="2.4cm" svg:x2="11.2cm" svg:y2="23cm">
          <text:p/>
        </draw:line>
        <draw:frame draw:style-name="gr6" draw:text-style-name="P10" draw:layer="layout" svg:width="7.755cm" svg:height="6.8cm" svg:x="12.145cm" svg:y="15.3cm">
          <draw:image xlink:href="Pictures/10000000000014A700000B67306C9D48C988E02B.png" xlink:type="simple" xlink:show="embed" xlink:actuate="onLoad">
            <text:p/>
          </draw:image>
        </draw:frame>
        <draw:frame draw:style-name="gr7" draw:text-style-name="P10" draw:layer="layout" svg:width="7.8cm" svg:height="6.799cm" svg:x="2.4cm" svg:y="15.201cm">
          <draw:image xlink:href="Pictures/100000000000171A00000C540AFFCF74CD044D8B.png" xlink:type="simple" xlink:show="embed" xlink:actuate="onLoad">
            <text:p/>
          </draw:image>
        </draw:frame>
        <draw:frame draw:style-name="gr4" draw:text-style-name="P5" draw:layer="layout" svg:width="2cm" svg:height="0.9cm" svg:x="3.6cm" svg:y="13.3cm">
          <draw:text-box>
            <text:p text:style-name="P4"><text:span text:style-name="T1">Pcp2</text:span></text:p>
          </draw:text-box>
        </draw:frame>
        <draw:frame draw:style-name="gr4" draw:text-style-name="P5" draw:layer="layout" svg:width="2cm" svg:height="0.9cm" svg:x="2.3cm" svg:y="15.2cm">
          <draw:text-box>
            <text:p text:style-name="P4"><text:span text:style-name="T1">Prox1</text:span></text:p>
          </draw:text-box>
        </draw:frame>
        <draw:frame draw:style-name="gr4" draw:text-style-name="P7" draw:layer="layout" svg:width="2cm" svg:height="0.9cm" svg:x="12.2cm" svg:y="15.4cm">
          <draw:text-box>
            <text:p text:style-name="P6"><text:span text:style-name="T2">Np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4:08:36.778211408</meta:creation-date>
    <dc:date>2016-03-16T15:04:47.802035807</dc:date>
    <dc:creator>Ogan Mancarci</dc:creator>
    <meta:editing-duration>PT2M51S</meta:editing-duration>
    <meta:editing-cycles>1</meta:editing-cycles>
    <meta:document-statistic meta:object-count="15"/>
    <meta:generator>LibreOffice/5.1.1.2$Linux_X86_64 LibreOffice_project/10m0$Build-2</meta:generator>
  </office:meta>
</office:document-meta>
</file>